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95pt"/>
    </style:style>
    <style:style style:name="co2" style:family="table-column">
      <style:table-column-properties fo:break-before="auto" style:column-width="143.35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style:font-name="Times New Roman"/>
    </style:style>
    <style:style style:name="ce2" style:family="table-cell" style:parent-style-name="Default">
      <style:table-cell-properties fo:border="none"/>
      <style:text-properties style:font-name="Times New Roman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imes New Roman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imes New Roman" fo:font-weight="normal" style:font-weight-asian="normal" style:font-weight-complex="normal"/>
    </style:style>
    <style:style style:name="ce5" style:family="table-cell" style:parent-style-name="Default" style:data-style-name="N37">
      <style:table-cell-properties fo:border-bottom="none" fo:border-left="0.06pt solid #000000" fo:border-right="none" fo:border-top="none"/>
      <style:text-properties style:font-name="Times New Roman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font-name="Times New Roman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/>
    </style:style>
    <style:style style:name="ce8" style:family="table-cell" style:parent-style-name="Default">
      <style:text-properties style:font-name="Times New Roma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/>
    </style:style>
    <style:style style:name="ce11" style:family="table-cell" style:parent-style-name="Default">
      <style:table-cell-properties fo:border="0.06pt solid #000000"/>
      <style:text-properties style:font-name="Times New Roman" fo:font-weight="normal" style:font-weight-asian="normal" style:font-weight-complex="normal"/>
    </style:style>
    <style:style style:name="ce12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Times New Roman"/>
    </style:style>
    <style:style style:name="ce15" style:family="table-cell" style:parent-style-name="Default" style:data-style-name="N11">
      <style:table-cell-properties fo:border-bottom="0.06pt solid #000000" fo:border-left="0.06pt solid #000000" fo:border-right="0.06pt solid #000000" fo:border-top="none"/>
      <style:text-properties style:font-name="Times New Roman"/>
    </style:style>
    <style:style style:name="ce16" style:family="table-cell" style:parent-style-name="Default" style:data-style-name="N11">
      <style:table-cell-properties fo:border="0.06pt solid #000000"/>
      <style:text-properties style:font-name="Times New Roman"/>
    </style:style>
    <style:style style:name="ce17" style:family="table-cell" style:parent-style-name="Default" style:data-style-name="N11">
      <style:table-cell-properties fo:border="none"/>
      <style:text-properties style:font-name="Times New Roman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weight="bold" style:font-weight-asian="bold" style:font-weight-complex="bold"/>
    </style:style>
    <style:style style:name="ce19" style:family="table-cell" style:parent-style-name="Default" style:data-style-name="N11">
      <style:table-cell-properties fo:border="0.06pt solid #000000"/>
      <style:text-properties style:font-name="Times New Roman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Times New Roman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/>
    </style:style>
    <style:style style:name="ce23" style:family="table-cell" style:parent-style-name="Default">
      <style:table-cell-properties fo:border="0.06pt solid #000000"/>
      <style:text-properties style:font-name="Times New Roman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79.54pt" svg:y="84.76pt">
            <loext:p draw:notify-on-update-of-ranges="Sheet1.D5:Sheet1.K5 Sheet1.D6:Sheet1.K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1pt" svg:height="255.37pt" svg:x="488.61pt" svg:y="490.9pt">
            <loext:p draw:notify-on-update-of-ranges="Sheet1.D35:Sheet1.H35 Sheet1.D36:Sheet1.H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>
            <text:p>Лабораторная работа №7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Модификация</text:p>
          </table:table-cell>
          <table:table-cell table:style-name="ce10" office:value-type="string" calcext:value-type="string">
            <text:p>Среднее время, мс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Контроль (60 разбиений)</text:p>
          </table:table-cell>
          <table:table-cell table:style-name="ce11" office:value-type="float" office:value="0.153745" calcext:value-type="float">
            <text:p>0.153745</text:p>
          </table:table-cell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0000 разбиений</text:p>
          </table:table-cell>
          <table:table-cell table:style-name="ce12" office:value-type="float" office:value="0.544807" calcext:value-type="float">
            <text:p>0.544807</text:p>
          </table:table-cell>
          <table:table-cell table:style-name="ce2"/>
          <table:table-cell table:style-name="ce1" office:value-type="float" office:value="0.133331" calcext:value-type="float">
            <text:p>0.133331</text:p>
          </table:table-cell>
          <table:table-cell table:style-name="ce1" office:value-type="float" office:value="0.138202" calcext:value-type="float">
            <text:p>0.138202</text:p>
          </table:table-cell>
          <table:table-cell table:style-name="ce1" office:value-type="float" office:value="0.143254" calcext:value-type="float">
            <text:p>0.143254</text:p>
          </table:table-cell>
          <table:table-cell table:style-name="ce1" office:value-type="float" office:value="0.143965" calcext:value-type="float">
            <text:p>0.143965</text:p>
          </table:table-cell>
          <table:table-cell table:style-name="ce23" office:value-type="float" office:value="0.143834" calcext:value-type="float">
            <text:p>0.143834</text:p>
          </table:table-cell>
          <table:table-cell table:style-name="ce1" office:value-type="float" office:value="0.149235" calcext:value-type="float">
            <text:p>0.149235</text:p>
          </table:table-cell>
          <table:table-cell table:style-name="ce1" office:value-type="float" office:value="0.1751" calcext:value-type="float">
            <text:p>0.1751</text:p>
          </table:table-cell>
          <table:table-cell table:style-name="ce1" office:value-type="float" office:value="0.200109" calcext:value-type="float">
            <text:p>0.200109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2000 разбиений</text:p>
          </table:table-cell>
          <table:table-cell table:style-name="ce13" office:value-type="float" office:value="0.190444" calcext:value-type="float">
            <text:p>0.190444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6" office:value-type="string" calcext:value-type="string">
            <text:p>20 разбиений</text:p>
          </table:table-cell>
          <table:table-cell table:style-name="ce13" office:value-type="float" office:value="0.156242" calcext:value-type="float">
            <text:p>0.15624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7" office:value-type="string" calcext:value-type="string">
            <text:p>5 разбиений</text:p>
          </table:table-cell>
          <table:table-cell table:style-name="ce14" office:value-type="float" office:value="0.159711" calcext:value-type="float">
            <text:p>0.15971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2"/>
          <table:table-cell table:style-name="ce15" table:formula="of:=([.B5] - [.B8]) / [.B5]" office:value-type="percentage" office:value="-0.016241178574913" calcext:value-type="percentage">
            <text:p>-1.62%</text:p>
          </table:table-cell>
          <table:table-cell table:style-name="ce22" office:value-type="string" calcext:value-type="string">
            <text:p>Оптимизация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 table:style-name="ce4" office:value-type="string" calcext:value-type="string">
            <text:p>Контроль (текстура 2048x2048)</text:p>
          </table:table-cell>
          <table:table-cell table:style-name="ce11" office:value-type="float" office:value="0.153745" calcext:value-type="float">
            <text:p>0.153745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6" office:value-type="string" calcext:value-type="string">
            <text:p>Текстура 512x512</text:p>
          </table:table-cell>
          <table:table-cell table:style-name="ce13" office:value-type="float" office:value="0.124754" calcext:value-type="float">
            <text:p>0.124754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7" office:value-type="string" calcext:value-type="string">
            <text:p>Текстура 256x256</text:p>
          </table:table-cell>
          <table:table-cell table:style-name="ce14" office:value-type="float" office:value="0.129488" calcext:value-type="float">
            <text:p>0.129488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2"/>
          <table:table-cell table:style-name="ce15" table:formula="of:=([.B12] - [.B13]) / [.B12]" office:value-type="percentage" office:value="0.188565481804286" calcext:value-type="percentage">
            <text:p>18.86%</text:p>
          </table:table-cell>
          <table:table-cell table:style-name="ce22" office:value-type="string" calcext:value-type="string">
            <text:p>Оптимизация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21"/>
          <table:table-cell table:number-columns-repeated="1021"/>
        </table:table-row>
        <table:table-row table:style-name="ro1">
          <table:table-cell table:style-name="ce4" office:value-type="string" calcext:value-type="string">
            <text:p>Контроль</text:p>
          </table:table-cell>
          <table:table-cell table:style-name="ce11" office:value-type="float" office:value="0.153745" calcext:value-type="float">
            <text:p>0.153745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7" office:value-type="string" calcext:value-type="string">
            <text:p>GL_CULL_FACE</text:p>
          </table:table-cell>
          <table:table-cell table:style-name="ce14" office:value-type="float" office:value="0.131046" calcext:value-type="float">
            <text:p>0.131046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2"/>
          <table:table-cell table:style-name="ce16" table:formula="of:=([.B17] - [.B18]) / [.B17]" office:value-type="percentage" office:value="0.147640573677193" calcext:value-type="percentage">
            <text:p>14.76%</text:p>
          </table:table-cell>
          <table:table-cell table:style-name="ce22" office:value-type="string" calcext:value-type="string">
            <text:p>Оптимизация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Итоговый результат</text:p>
          </table:table-cell>
          <table:table-cell table:style-name="ce18" office:value-type="float" office:value="0.115124" calcext:value-type="float">
            <text:p>0.115124</text:p>
          </table:table-cell>
          <table:table-cell table:number-columns-repeated="1022"/>
        </table:table-row>
        <table:table-row table:style-name="ro1">
          <table:table-cell/>
          <table:table-cell table:style-name="ce19" table:formula="of:=([.B15] - [.B22]) / [.B15]" office:value-type="percentage" office:value="0.389474685937015" calcext:value-type="percentage">
            <text:p>38.95%</text:p>
          </table:table-cell>
          <table:table-cell table:style-name="ce22" office:value-type="string" calcext:value-type="string">
            <text:p>Оптимизация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2" table:number-rows-spanned="1">
            <text:p>В итоговом варианте лабораторной работы были выбраны: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Количество разбиений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змер текстур</text:p>
          </table:table-cell>
          <table:table-cell table:style-name="ce20" office:value-type="string" calcext:value-type="string">
            <text:p>512x5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рисовка невидимых граней</text:p>
          </table:table-cell>
          <table:table-cell table:style-name="ce20" office:value-type="string" calcext:value-type="string">
            <text:p>отключена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" office:value-type="float" office:value="0.160079" calcext:value-type="float">
            <text:p>0.160079</text:p>
          </table:table-cell>
          <table:table-cell table:style-name="ce1" office:value-type="float" office:value="0.144091" calcext:value-type="float">
            <text:p>0.144091</text:p>
          </table:table-cell>
          <table:table-cell table:style-name="ce1" office:value-type="float" office:value="0.119387" calcext:value-type="float">
            <text:p>0.119387</text:p>
          </table:table-cell>
          <table:table-cell table:style-name="ce1" office:value-type="float" office:value="0.118578" calcext:value-type="float">
            <text:p>0.118578</text:p>
          </table:table-cell>
          <table:table-cell table:style-name="ce1" office:value-type="float" office:value="0.115201" calcext:value-type="float">
            <text:p>0.115201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35:Sheet1.H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7:15:51.279319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5:37:52.116595834</meta:creation-date>
    <dc:date>2017-05-19T17:17:46.486428505</dc:date>
    <meta:editing-duration>PT53M41S</meta:editing-duration>
    <meta:editing-cycles>24</meta:editing-cycles>
    <meta:generator>LibreOffice/5.2.6.2$Linux_X86_64 LibreOffice_project/20m0$Build-2</meta:generator>
    <meta:document-statistic meta:table-count="1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13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width="0.051cm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D5:Sheet1.K6" svg:x="0.32cm" svg:y="0.18cm" svg:width="15.36cm" svg:height="8.64cm">
          <chartooo:coordinate-region svg:x="1.391cm" svg:y="0.379cm" svg:width="13.917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K6" chart:class="chart:scatter">
            <chart:domain table:cell-range-address="Sheet1.D5:Sheet1.K5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D5:Sheet1.K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133331">
                <text:p>0.133331</text:p>
                <draw:g>
                  <svg:desc>Sheet1.D6:Sheet1.K6</svg:desc>
                </draw:g>
              </table:table-cell>
              <table:table-cell office:value-type="float" office:value="0.138202">
                <text:p>0.138202</text:p>
              </table:table-cell>
              <table:table-cell office:value-type="float" office:value="0.143254">
                <text:p>0.143254</text:p>
              </table:table-cell>
              <table:table-cell office:value-type="float" office:value="0.143965">
                <text:p>0.143965</text:p>
              </table:table-cell>
              <table:table-cell office:value-type="float" office:value="0.143834">
                <text:p>0.143834</text:p>
              </table:table-cell>
              <table:table-cell office:value-type="float" office:value="0.149235">
                <text:p>0.149235</text:p>
              </table:table-cell>
              <table:table-cell office:value-type="float" office:value="0.1751">
                <text:p>0.1751</text:p>
              </table:table-cell>
              <table:table-cell office:value-type="float" office:value="0.200109">
                <text:p>0.200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inimum="100" chart:maximum="4096" chart:origin="0" chart:interval-major="5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plot-area chart:style-name="ch2" table:cell-range-address="Sheet1.D35:Sheet1.H36" svg:x="0.32cm" svg:y="0.18cm" svg:width="15.367cm" svg:height="8.65cm">
          <chartooo:coordinate-region svg:x="1.206cm" svg:y="0.379cm" svg:width="14.481cm" svg:height="7.80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6:Sheet1.H36" chart:class="chart:scatter">
            <chart:domain table:cell-range-address="Sheet1.D35:Sheet1.H3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4096">
                <text:p>4096</text:p>
                <draw:g>
                  <svg:desc>Sheet1.D35:Sheet1.H35</svg:desc>
                </draw:g>
              </table:table-cell>
              <table:table-cell office:value-type="float" office:value="2048">
                <text:p>2048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160079">
                <text:p>0.160079</text:p>
                <draw:g>
                  <svg:desc>Sheet1.D36:Sheet1.H36</svg:desc>
                </draw:g>
              </table:table-cell>
              <table:table-cell office:value-type="float" office:value="0.144091">
                <text:p>0.144091</text:p>
              </table:table-cell>
              <table:table-cell office:value-type="float" office:value="0.119387">
                <text:p>0.119387</text:p>
              </table:table-cell>
              <table:table-cell office:value-type="float" office:value="0.118578">
                <text:p>0.118578</text:p>
              </table:table-cell>
              <table:table-cell office:value-type="float" office:value="0.115201">
                <text:p>0.115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